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80dc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80dc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80dc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80dc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80dc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80dc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80dc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80dc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80dc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80dc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80dc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80dc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80dc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80dc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80dc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80dc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80dc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Fabiana Alexandra  Gonzàlez Brito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7/12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63452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Felix Jesus Gonzalez Monter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591464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36.55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2" meta:non-whitespace-character-count="1003"/>
    <meta:template xlink:type="simple" xlink:actuate="onRequest" xlink:title="Normal" xlink:href=""/>
  </office:meta>
</office:document-meta>
</file>